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3.383cm"/>
    </style:style>
    <style:style style:name="co8" style:family="table-column">
      <style:table-column-properties fo:break-before="auto" style:column-width="4.362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3.212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PageStyle_5f_2017-18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d3dae3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Excel_20_Built-in_20_Normal">
      <style:table-cell-properties style:diagonal-bl-tr="none" style:diagonal-tl-br="none" fo:border="none" fo:padding="0.071cm"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transparent" fo:padding="0.071cm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8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</style:style>
    <style:style style:name="ce9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Excel_20_Built-in_20_Normal">
      <style:table-cell-properties style:glyph-orientation-vertical="0" fo:border-bottom="0.74pt solid #d3dae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Excel_20_Built-in_20_Normal">
      <style:table-cell-properties style:glyph-orientation-vertical="0" fo:border-bottom="0.74pt solid #d3dae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d3dae3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d3dae3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1.76pt solid #d3dae3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42">
      <style:table-cell-properties style:glyph-orientation-vertical="0" fo:border-bottom="1.76pt solid #d3dae3" fo:background-color="#fcf305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1.76pt solid #d3dae3" fo:background-color="#fcf305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7-18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4" table:default-cell-style-name="ce10"/>
        <table:table-column table:style-name="co5" table:number-columns-repeated="3" table:default-cell-style-name="Default"/>
        <table:table-column table:style-name="co7" table:default-cell-style-name="ce10"/>
        <table:table-column table:style-name="co5" table:number-columns-repeated="2" table:default-cell-style-name="Default"/>
        <table:table-column table:style-name="co8" table:default-cell-style-name="ce10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1" office:value-type="float" office:value="30" calcext:value-type="float">
            <text:p>30</text:p>
          </table:table-cell>
          <table:table-cell table:style-name="ce12" table:number-columns-repeated="2"/>
          <table:table-cell table:style-name="ce2" table:number-columns-repeated="5"/>
          <table:table-cell table:style-name="ce3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12" table:number-columns-repeated="3"/>
          <table:table-cell table:style-name="ce2"/>
          <table:table-cell table:style-name="ce59" office:value-type="string" calcext:value-type="string" table:number-columns-spanned="4" table:number-rows-spanned="1">
            <text:p>Algoritmo Greedy</text:p>
          </table:table-cell>
          <table:covered-table-cell table:number-columns-repeated="2" table:style-name="ce22"/>
          <table:covered-table-cell table:style-name="ce68"/>
          <table:table-cell table:style-name="ce33"/>
          <table:table-cell table:style-name="ce37" table:number-columns-repeated="2"/>
          <table:table-cell table:style-name="ce59" office:value-type="string" calcext:value-type="string" table:number-columns-spanned="4" table:number-rows-spanned="1">
            <text:p>Algoritmo Búsqueda Local</text:p>
          </table:table-cell>
          <table:covered-table-cell table:number-columns-repeated="2" table:style-name="ce22"/>
          <table:covered-table-cell table:style-name="ce68"/>
          <table:table-cell table:style-name="ce33"/>
          <table:table-cell table:style-name="ce37" table:number-columns-repeated="2"/>
          <table:table-cell/>
          <table:table-cell table:style-name="ce59" office:value-type="string" calcext:value-type="string" table:number-columns-spanned="4" table:number-rows-spanned="1">
            <text:p>Algoritmo Greedy + BLPM</text:p>
          </table:table-cell>
          <table:covered-table-cell table:number-columns-repeated="2" table:style-name="ce22"/>
          <table:covered-table-cell table:style-name="ce68"/>
          <table:table-cell table:style-name="ce33"/>
          <table:table-cell table:style-name="ce37" table:number-columns-repeated="2"/>
          <table:table-cell table:number-columns-repeated="997"/>
        </table:table-row>
        <table:table-row table:style-name="ro1">
          <table:table-cell table:style-name="ce3" office:value-type="string" calcext:value-type="string">
            <text:p>Caso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string" calcext:value-type="string">
            <text:p>Mejor coste</text:p>
          </table:table-cell>
          <table:table-cell table:style-name="ce2"/>
          <table:table-cell table:style-name="ce20" office:value-type="string" calcext:value-type="string">
            <text:p>Caso</text:p>
          </table:table-cell>
          <table:table-cell table:style-name="ce23" office:value-type="string" calcext:value-type="string">
            <text:p>Coste obtenido</text:p>
          </table:table-cell>
          <table:table-cell table:style-name="ce59" office:value-type="string" calcext:value-type="string">
            <text:p>Desv</text:p>
          </table:table-cell>
          <table:table-cell table:style-name="ce68" office:value-type="string" calcext:value-type="string">
            <text:p>Tiempo</text:p>
          </table:table-cell>
          <table:table-cell table:style-name="ce34"/>
          <table:table-cell table:style-name="ce38"/>
          <table:table-cell table:style-name="ce39"/>
          <table:table-cell table:style-name="ce20" office:value-type="string" calcext:value-type="string">
            <text:p>Caso</text:p>
          </table:table-cell>
          <table:table-cell table:style-name="ce23" office:value-type="string" calcext:value-type="string">
            <text:p>Coste obtenido</text:p>
          </table:table-cell>
          <table:table-cell table:style-name="ce59" office:value-type="string" calcext:value-type="string">
            <text:p>Desv</text:p>
          </table:table-cell>
          <table:table-cell table:style-name="ce68" office:value-type="string" calcext:value-type="string">
            <text:p>Tiempo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0" office:value-type="string" calcext:value-type="string">
            <text:p>Caso</text:p>
          </table:table-cell>
          <table:table-cell table:style-name="ce23" office:value-type="string" calcext:value-type="string">
            <text:p>Coste obtenido</text:p>
          </table:table-cell>
          <table:table-cell table:style-name="ce59" office:value-type="string" calcext:value-type="string">
            <text:p>Desv</text:p>
          </table:table-cell>
          <table:table-cell table:style-name="ce68" office:value-type="string" calcext:value-type="string">
            <text:p>Tiempo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GKD-c_11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587.12891" calcext:value-type="float">
            <text:p>19587,12891</text:p>
          </table:table-cell>
          <table:table-cell table:style-name="ce2"/>
          <table:table-cell table:style-name="ce21" office:value-type="string" calcext:value-type="string">
            <text:p>GKD-c_11_n500_m50</text:p>
          </table:table-cell>
          <table:table-cell table:style-name="ce24" office:value-type="float" office:value="19583.86283" calcext:value-type="float">
            <text:p>19583,8628</text:p>
          </table:table-cell>
          <table:table-cell table:style-name="ce27" table:formula="of:=100*([.D4]-[.G4])/[.D4]" office:value-type="float" office:value="0.0166746234990485" calcext:value-type="float">
            <text:p>0,02</text:p>
          </table:table-cell>
          <table:table-cell table:style-name="ce69" office:value-type="float" office:value="0.85902214050293" calcext:value-type="float">
            <text:p>0,85902214050293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GKD-c_11_n500_m50</text:p>
          </table:table-cell>
          <table:table-cell table:style-name="ce24" office:value-type="float" office:value="19582.34943" calcext:value-type="float">
            <text:p>19582,3494</text:p>
          </table:table-cell>
          <table:table-cell table:style-name="ce27" table:formula="of:=100*([.D4]-[.N4])/[.D4]" office:value-type="float" office:value="0.0244011259738905" calcext:value-type="float">
            <text:p>0,02</text:p>
          </table:table-cell>
          <table:table-cell table:style-name="ce69" office:value-type="float" office:value="559.519767761231" calcext:value-type="float">
            <text:p>559,519767761231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 office:value-type="string" calcext:value-type="string">
            <text:p>GKD-c_11_n500_m50</text:p>
          </table:table-cell>
          <table:table-cell table:style-name="ce69" office:value-type="float" office:value="19587.12018" calcext:value-type="float">
            <text:p>19587,12018</text:p>
          </table:table-cell>
          <table:table-cell table:style-name="ce27" table:formula="of:=100*([.D4]-[.V4])/[.D4]" office:value-type="float" office:value="0.0000445700850225033" calcext:value-type="float">
            <text:p>0,00</text:p>
          </table:table-cell>
          <table:table-cell table:style-name="ce69" office:value-type="float" office:value="465.329885482788" calcext:value-type="float">
            <text:p>465,329885482788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GKD-c_12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360.23633" calcext:value-type="float">
            <text:p>19360,23633</text:p>
          </table:table-cell>
          <table:table-cell table:style-name="ce2"/>
          <table:table-cell table:style-name="ce21" office:value-type="string" calcext:value-type="string">
            <text:p>GKD-c_12_n500_m50</text:p>
          </table:table-cell>
          <table:table-cell table:style-name="ce24" office:value-type="float" office:value="19349.16871" calcext:value-type="float">
            <text:p>19349,1687</text:p>
          </table:table-cell>
          <table:table-cell table:style-name="ce27" table:formula="of:=100*([.D5]-[.G5])/[.D5]" office:value-type="float" office:value="0.0571667608357406" calcext:value-type="float">
            <text:p>0,06</text:p>
          </table:table-cell>
          <table:table-cell table:style-name="ce69" office:value-type="float" office:value="0.833272933959961" calcext:value-type="float">
            <text:p>0,833272933959961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GKD-c_12_n500_m50</text:p>
          </table:table-cell>
          <table:table-cell table:style-name="ce24" office:value-type="float" office:value="19360.22393" calcext:value-type="float">
            <text:p>19360,2239</text:p>
          </table:table-cell>
          <table:table-cell table:style-name="ce27" table:formula="of:=100*([.D5]-[.N5])/[.D5]" office:value-type="float" office:value="0.0000640488049792818" calcext:value-type="float">
            <text:p>0,00</text:p>
          </table:table-cell>
          <table:table-cell table:style-name="ce69" office:value-type="float" office:value="578.012704849243" calcext:value-type="float">
            <text:p>578,012704849243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 office:value-type="string" calcext:value-type="string">
            <text:p>GKD-c_12_n500_m50</text:p>
          </table:table-cell>
          <table:table-cell table:style-name="ce69" office:value-type="float" office:value="19360.05736" calcext:value-type="float">
            <text:p>19360,05736</text:p>
          </table:table-cell>
          <table:table-cell table:style-name="ce27" table:formula="of:=100*([.D5]-[.V5])/[.D5]" office:value-type="float" office:value="0.000924420533722685" calcext:value-type="float">
            <text:p>0,00</text:p>
          </table:table-cell>
          <table:table-cell table:style-name="ce69" office:value-type="float" office:value="386.380434036255" calcext:value-type="float">
            <text:p>386,380434036255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1">
          <table:table-cell table:style-name="ce4" office:value-type="string" calcext:value-type="string">
            <text:p>GKD-c_13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366.69922" calcext:value-type="float">
            <text:p>19366,69922</text:p>
          </table:table-cell>
          <table:table-cell table:style-name="ce2"/>
          <table:table-cell table:style-name="ce21" office:value-type="string" calcext:value-type="string">
            <text:p>GKD-c_13_n500_m50</text:p>
          </table:table-cell>
          <table:table-cell table:style-name="ce24" office:value-type="float" office:value="19348.80369" calcext:value-type="float">
            <text:p>19348,8037</text:p>
          </table:table-cell>
          <table:table-cell table:style-name="ce27" table:formula="of:=100*([.D6]-[.G6])/[.D6]" office:value-type="float" office:value="0.0924036140424579" calcext:value-type="float">
            <text:p>0,09</text:p>
          </table:table-cell>
          <table:table-cell table:style-name="ce69" office:value-type="float" office:value="0.918388366699219" calcext:value-type="float">
            <text:p>0,918388366699219</text:p>
          </table:table-cell>
          <table:table-cell table:style-name="ce34"/>
          <table:table-cell table:style-name="ce35" office:value-type="string" calcext:value-type="string">
            <text:p>Media Desv:</text:p>
          </table:table-cell>
          <table:table-cell table:style-name="ce40" table:formula="of:=SUM([.H4:.H43])/[.B1]" office:value-type="float" office:value="1.3651964334873" calcext:value-type="float">
            <text:p>1,37</text:p>
          </table:table-cell>
          <table:table-cell table:style-name="ce21" office:value-type="string" calcext:value-type="string">
            <text:p>GKD-c_13_n500_m50</text:p>
          </table:table-cell>
          <table:table-cell table:style-name="ce24" office:value-type="float" office:value="19366.14942" calcext:value-type="float">
            <text:p>19366,1494</text:p>
          </table:table-cell>
          <table:table-cell table:style-name="ce27" table:formula="of:=100*([.D6]-[.N6])/[.D6]" office:value-type="float" office:value="0.00283889367919947" calcext:value-type="float">
            <text:p>0,00</text:p>
          </table:table-cell>
          <table:table-cell table:style-name="ce69" office:value-type="float" office:value="564.14532661438" calcext:value-type="float">
            <text:p>564,14532661438</text:p>
          </table:table-cell>
          <table:table-cell table:style-name="ce34"/>
          <table:table-cell table:style-name="ce35" office:value-type="string" calcext:value-type="string">
            <text:p>Media Desv:</text:p>
          </table:table-cell>
          <table:table-cell table:style-name="ce40" table:formula="of:=SUM([.O4:.O43])/[.B1]" office:value-type="float" office:value="1.03896302401902" calcext:value-type="float">
            <text:p>1,04</text:p>
          </table:table-cell>
          <table:table-cell/>
          <table:table-cell table:style-name="ce21" office:value-type="string" calcext:value-type="string">
            <text:p>GKD-c_13_n500_m50</text:p>
          </table:table-cell>
          <table:table-cell table:style-name="ce69" office:value-type="float" office:value="19366.14942" calcext:value-type="float">
            <text:p>19366,14942</text:p>
          </table:table-cell>
          <table:table-cell table:style-name="ce27" table:formula="of:=100*([.D6]-[.V6])/[.D6]" office:value-type="float" office:value="0.00283889367910554" calcext:value-type="float">
            <text:p>0,00</text:p>
          </table:table-cell>
          <table:table-cell table:style-name="ce69" office:value-type="float" office:value="391.568899154663" calcext:value-type="float">
            <text:p>391,568899154663</text:p>
          </table:table-cell>
          <table:table-cell table:style-name="ce34"/>
          <table:table-cell table:style-name="ce35" office:value-type="string" calcext:value-type="string">
            <text:p>Media Desv:</text:p>
          </table:table-cell>
          <table:table-cell table:style-name="ce40" table:formula="of:=SUM([.W4:.W43])/[.B1]" office:value-type="float" office:value="1.02010937924803" calcext:value-type="float">
            <text:p>1,02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c_14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458.56641" calcext:value-type="float">
            <text:p>19458,56641</text:p>
          </table:table-cell>
          <table:table-cell table:style-name="ce2"/>
          <table:table-cell table:style-name="ce21" office:value-type="string" calcext:value-type="string">
            <text:p>GKD-c_14_n500_m50</text:p>
          </table:table-cell>
          <table:table-cell table:style-name="ce24" office:value-type="float" office:value="19458.37033" calcext:value-type="float">
            <text:p>19458,3703</text:p>
          </table:table-cell>
          <table:table-cell table:style-name="ce27" table:formula="of:=100*([.D7]-[.G7])/[.D7]" office:value-type="float" office:value="0.00100767957861685" calcext:value-type="float">
            <text:p>0,00</text:p>
          </table:table-cell>
          <table:table-cell table:style-name="ce69" office:value-type="float" office:value="0.853776931762695" calcext:value-type="float">
            <text:p>0,853776931762695</text:p>
          </table:table-cell>
          <table:table-cell table:style-name="ce34"/>
          <table:table-cell table:style-name="ce35" office:value-type="string" calcext:value-type="string">
            <text:p>Media Tiempo:</text:p>
          </table:table-cell>
          <table:table-cell table:style-name="ce40" table:formula="of:=SUM([.I4:.I43])/[.B1]" office:value-type="float" office:value="3.76389026641846" calcext:value-type="float">
            <text:p>3,76</text:p>
          </table:table-cell>
          <table:table-cell table:style-name="ce21" office:value-type="string" calcext:value-type="string">
            <text:p>GKD-c_14_n500_m50</text:p>
          </table:table-cell>
          <table:table-cell table:style-name="ce24" office:value-type="float" office:value="19458.56466" calcext:value-type="float">
            <text:p>19458,5647</text:p>
          </table:table-cell>
          <table:table-cell table:style-name="ce27" table:formula="of:=100*([.D7]-[.N7])/[.D7]" office:value-type="float" office:value="0.00000899346808267393" calcext:value-type="float">
            <text:p>0,00</text:p>
          </table:table-cell>
          <table:table-cell table:style-name="ce69" office:value-type="float" office:value="649.497985839844" calcext:value-type="float">
            <text:p>649,497985839844</text:p>
          </table:table-cell>
          <table:table-cell table:style-name="ce34"/>
          <table:table-cell table:style-name="ce35" office:value-type="string" calcext:value-type="string">
            <text:p>Media Tiempo:</text:p>
          </table:table-cell>
          <table:table-cell table:style-name="ce40" table:formula="of:=SUM([.P4:.P43])/[.B1]" office:value-type="float" office:value="3046.35488986969" calcext:value-type="float">
            <text:p>3046,35</text:p>
          </table:table-cell>
          <table:table-cell/>
          <table:table-cell table:style-name="ce21" office:value-type="string" calcext:value-type="string">
            <text:p>GKD-c_14_n500_m50</text:p>
          </table:table-cell>
          <table:table-cell table:style-name="ce69" office:value-type="float" office:value="19458.56466" calcext:value-type="float">
            <text:p>19458,56466</text:p>
          </table:table-cell>
          <table:table-cell table:style-name="ce27" table:formula="of:=100*([.D7]-[.V7])/[.D7]" office:value-type="float" office:value="0.00000899346832572228" calcext:value-type="float">
            <text:p>0,00</text:p>
          </table:table-cell>
          <table:table-cell table:style-name="ce69" office:value-type="float" office:value="394.316911697388" calcext:value-type="float">
            <text:p>394,316911697388</text:p>
          </table:table-cell>
          <table:table-cell table:style-name="ce34"/>
          <table:table-cell table:style-name="ce35" office:value-type="string" calcext:value-type="string">
            <text:p>Media Tiempo:</text:p>
          </table:table-cell>
          <table:table-cell table:style-name="ce40" table:formula="of:=SUM([.X4:.X43])/[.B1]" office:value-type="float" office:value="2133.63874753316" calcext:value-type="float">
            <text:p>2133,64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GKD-c_15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422.15039" calcext:value-type="float">
            <text:p>19422,15039</text:p>
          </table:table-cell>
          <table:table-cell table:style-name="ce2"/>
          <table:table-cell table:style-name="ce21" office:value-type="string" calcext:value-type="string">
            <text:p>GKD-c_15_n500_m50</text:p>
          </table:table-cell>
          <table:table-cell table:style-name="ce24" office:value-type="float" office:value="19420.26198" calcext:value-type="float">
            <text:p>19420,2620</text:p>
          </table:table-cell>
          <table:table-cell table:style-name="ce27" table:formula="of:=100*([.D8]-[.G8])/[.D8]" office:value-type="float" office:value="0.00972297074271101" calcext:value-type="float">
            <text:p>0,01</text:p>
          </table:table-cell>
          <table:table-cell table:style-name="ce69" office:value-type="float" office:value="0.843286514282227" calcext:value-type="float">
            <text:p>0,843286514282227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GKD-c_15_n500_m50</text:p>
          </table:table-cell>
          <table:table-cell table:style-name="ce24" office:value-type="float" office:value="19422.05063" calcext:value-type="float">
            <text:p>19422,0506</text:p>
          </table:table-cell>
          <table:table-cell table:style-name="ce27" table:formula="of:=100*([.D8]-[.N8])/[.D8]" office:value-type="float" office:value="0.000513640343541886" calcext:value-type="float">
            <text:p>0,00</text:p>
          </table:table-cell>
          <table:table-cell table:style-name="ce69" office:value-type="float" office:value="602.076530456543" calcext:value-type="float">
            <text:p>602,076530456543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 office:value-type="string" calcext:value-type="string">
            <text:p>GKD-c_15_n500_m50</text:p>
          </table:table-cell>
          <table:table-cell table:style-name="ce69" office:value-type="float" office:value="19420.26198" calcext:value-type="float">
            <text:p>19420,26198</text:p>
          </table:table-cell>
          <table:table-cell table:style-name="ce27" table:formula="of:=100*([.D8]-[.V8])/[.D8]" office:value-type="float" office:value="0.00972297074271101" calcext:value-type="float">
            <text:p>0,01</text:p>
          </table:table-cell>
          <table:table-cell table:style-name="ce69" office:value-type="float" office:value="408.835887908936" calcext:value-type="float">
            <text:p>408,835887908936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GKD-c_16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680.20898" calcext:value-type="float">
            <text:p>19680,20898</text:p>
          </table:table-cell>
          <table:table-cell table:style-name="ce2"/>
          <table:table-cell table:style-name="ce21" office:value-type="string" calcext:value-type="string">
            <text:p>GKD-c_16_n500_m50</text:p>
          </table:table-cell>
          <table:table-cell table:style-name="ce24" office:value-type="float" office:value="19677.32826" calcext:value-type="float">
            <text:p>19677,3283</text:p>
          </table:table-cell>
          <table:table-cell table:style-name="ce27" table:formula="of:=100*([.D9]-[.G9])/[.D9]" office:value-type="float" office:value="0.0146376494423381" calcext:value-type="float">
            <text:p>0,01</text:p>
          </table:table-cell>
          <table:table-cell table:style-name="ce69" office:value-type="float" office:value="0.829458236694336" calcext:value-type="float">
            <text:p>0,829458236694336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GKD-c_16_n500_m50</text:p>
          </table:table-cell>
          <table:table-cell table:style-name="ce24" office:value-type="float" office:value="19679.45825" calcext:value-type="float">
            <text:p>19679,4583</text:p>
          </table:table-cell>
          <table:table-cell table:style-name="ce27" table:formula="of:=100*([.D9]-[.N9])/[.D9]" office:value-type="float" office:value="0.00381464445188164" calcext:value-type="float">
            <text:p>0,00</text:p>
          </table:table-cell>
          <table:table-cell table:style-name="ce69" office:value-type="float" office:value="560.98484992981" calcext:value-type="float">
            <text:p>560,98484992981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 office:value-type="string" calcext:value-type="string">
            <text:p>GKD-c_16_n500_m50</text:p>
          </table:table-cell>
          <table:table-cell table:style-name="ce69" office:value-type="float" office:value="19680.20477" calcext:value-type="float">
            <text:p>19680,20477</text:p>
          </table:table-cell>
          <table:table-cell table:style-name="ce27" table:formula="of:=100*([.D9]-[.V9])/[.D9]" office:value-type="float" office:value="0.000021392049332292" calcext:value-type="float">
            <text:p>0,00</text:p>
          </table:table-cell>
          <table:table-cell table:style-name="ce69" office:value-type="float" office:value="402.001142501831" calcext:value-type="float">
            <text:p>402,001142501831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GKD-c_17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331.38867" calcext:value-type="float">
            <text:p>19331,38867</text:p>
          </table:table-cell>
          <table:table-cell table:style-name="ce2"/>
          <table:table-cell table:style-name="ce21" office:value-type="string" calcext:value-type="string">
            <text:p>GKD-c_17_n500_m50</text:p>
          </table:table-cell>
          <table:table-cell table:style-name="ce24" office:value-type="float" office:value="19331.38841" calcext:value-type="float">
            <text:p>19331,3884</text:p>
          </table:table-cell>
          <table:table-cell table:style-name="ce27" table:formula="of:=100*([.D10]-[.G10])/[.D10]" office:value-type="float" office:value="0.00000134496276143587" calcext:value-type="float">
            <text:p>0,00</text:p>
          </table:table-cell>
          <table:table-cell table:style-name="ce69" office:value-type="float" office:value="0.908374786376953" calcext:value-type="float">
            <text:p>0,908374786376953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GKD-c_17_n500_m50</text:p>
          </table:table-cell>
          <table:table-cell table:style-name="ce24" office:value-type="float" office:value="19331.38841" calcext:value-type="float">
            <text:p>19331,3884</text:p>
          </table:table-cell>
          <table:table-cell table:style-name="ce27" table:formula="of:=100*([.D10]-[.N10])/[.D10]" office:value-type="float" office:value="0.00000134496289316904" calcext:value-type="float">
            <text:p>0,00</text:p>
          </table:table-cell>
          <table:table-cell table:style-name="ce69" office:value-type="float" office:value="611.929416656494" calcext:value-type="float">
            <text:p>611,929416656494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 office:value-type="string" calcext:value-type="string">
            <text:p>GKD-c_17_n500_m50</text:p>
          </table:table-cell>
          <table:table-cell table:style-name="ce69" office:value-type="float" office:value="19331.38841" calcext:value-type="float">
            <text:p>19331,38841</text:p>
          </table:table-cell>
          <table:table-cell table:style-name="ce27" table:formula="of:=100*([.D10]-[.V10])/[.D10]" office:value-type="float" office:value="0.00000134496276143587" calcext:value-type="float">
            <text:p>0,00</text:p>
          </table:table-cell>
          <table:table-cell table:style-name="ce69" office:value-type="float" office:value="381.920099258423" calcext:value-type="float">
            <text:p>381,920099258423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GKD-c_18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461.39453" calcext:value-type="float">
            <text:p>19461,39453</text:p>
          </table:table-cell>
          <table:table-cell table:style-name="ce2"/>
          <table:table-cell table:style-name="ce21" office:value-type="string" calcext:value-type="string">
            <text:p>GKD-c_18_n500_m50</text:p>
          </table:table-cell>
          <table:table-cell table:style-name="ce24" office:value-type="float" office:value="19461.3946" calcext:value-type="float">
            <text:p>19461,3946</text:p>
          </table:table-cell>
          <table:table-cell table:style-name="ce27" table:formula="of:=100*([.D11]-[.G11])/[.D11]" office:value-type="float" office:value="-0.000000359686370736846" calcext:value-type="float">
            <text:p>0,00</text:p>
          </table:table-cell>
          <table:table-cell table:style-name="ce69" office:value-type="float" office:value="0.835180282592773" calcext:value-type="float">
            <text:p>0,835180282592773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GKD-c_18_n500_m50</text:p>
          </table:table-cell>
          <table:table-cell table:style-name="ce24" office:value-type="float" office:value="19461.3946" calcext:value-type="float">
            <text:p>19461,3946</text:p>
          </table:table-cell>
          <table:table-cell table:style-name="ce27" table:formula="of:=100*([.D11]-[.N11])/[.D11]" office:value-type="float" office:value="-0.000000359686370736846" calcext:value-type="float">
            <text:p>0,00</text:p>
          </table:table-cell>
          <table:table-cell table:style-name="ce69" office:value-type="float" office:value="588.496923446655" calcext:value-type="float">
            <text:p>588,496923446655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 office:value-type="string" calcext:value-type="string">
            <text:p>GKD-c_18_n500_m50</text:p>
          </table:table-cell>
          <table:table-cell table:style-name="ce69" office:value-type="float" office:value="19461.3946" calcext:value-type="float">
            <text:p>19461,3946</text:p>
          </table:table-cell>
          <table:table-cell table:style-name="ce27" table:formula="of:=100*([.D11]-[.V11])/[.D11]" office:value-type="float" office:value="-0.000000359686370736846" calcext:value-type="float">
            <text:p>0,00</text:p>
          </table:table-cell>
          <table:table-cell table:style-name="ce69" office:value-type="float" office:value="382.081985473633" calcext:value-type="float">
            <text:p>382,081985473633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GKD-c_19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477.32813" calcext:value-type="float">
            <text:p>19477,32813</text:p>
          </table:table-cell>
          <table:table-cell table:style-name="ce2"/>
          <table:table-cell table:style-name="ce21" office:value-type="string" calcext:value-type="string">
            <text:p>GKD-c_19_n500_m50</text:p>
          </table:table-cell>
          <table:table-cell table:style-name="ce24" office:value-type="float" office:value="19472.81626" calcext:value-type="float">
            <text:p>19472,8163</text:p>
          </table:table-cell>
          <table:table-cell table:style-name="ce27" table:formula="of:=100*([.D12]-[.G12])/[.D12]" office:value-type="float" office:value="0.0231647275740228" calcext:value-type="float">
            <text:p>0,02</text:p>
          </table:table-cell>
          <table:table-cell table:style-name="ce69" office:value-type="float" office:value="0.887155532836914" calcext:value-type="float">
            <text:p>0,887155532836914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GKD-c_19_n500_m50</text:p>
          </table:table-cell>
          <table:table-cell table:style-name="ce24" office:value-type="float" office:value="19477.32577" calcext:value-type="float">
            <text:p>19477,3258</text:p>
          </table:table-cell>
          <table:table-cell table:style-name="ce27" table:formula="of:=100*([.D12]-[.N12])/[.D12]" office:value-type="float" office:value="0.000012116651678882" calcext:value-type="float">
            <text:p>0,00</text:p>
          </table:table-cell>
          <table:table-cell table:style-name="ce69" office:value-type="float" office:value="601.877927780151" calcext:value-type="float">
            <text:p>601,877927780151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/>
          <table:table-cell table:style-name="ce69" office:value-type="float" office:value="19477.32577" calcext:value-type="float">
            <text:p>19477,32577</text:p>
          </table:table-cell>
          <table:table-cell table:style-name="ce27" table:formula="of:=100*([.D12]-[.V12])/[.D12]" office:value-type="float" office:value="0.0000121166517909501" calcext:value-type="float">
            <text:p>0,00</text:p>
          </table:table-cell>
          <table:table-cell table:style-name="ce69" office:value-type="float" office:value="382.026433944702" calcext:value-type="float">
            <text:p>382,026433944702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GKD-c_20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604.84375" calcext:value-type="float">
            <text:p>19604,84375</text:p>
          </table:table-cell>
          <table:table-cell table:style-name="ce2"/>
          <table:table-cell table:style-name="ce21" office:value-type="string" calcext:value-type="string">
            <text:p>GKD-c_20_n500_m50</text:p>
          </table:table-cell>
          <table:table-cell table:style-name="ce24" office:value-type="float" office:value="19604.84356" calcext:value-type="float">
            <text:p>19604,8436</text:p>
          </table:table-cell>
          <table:table-cell table:style-name="ce27" table:formula="of:=100*([.D13]-[.G13])/[.D13]" office:value-type="float" office:value="0.000000969148150687409" calcext:value-type="float">
            <text:p>0,00</text:p>
          </table:table-cell>
          <table:table-cell table:style-name="ce69" office:value-type="float" office:value="0.855445861816406" calcext:value-type="float">
            <text:p>0,855445861816406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GKD-c_20_n500_m50</text:p>
          </table:table-cell>
          <table:table-cell table:style-name="ce24" office:value-type="float" office:value="19604.84356" calcext:value-type="float">
            <text:p>19604,8436</text:p>
          </table:table-cell>
          <table:table-cell table:style-name="ce27" table:formula="of:=100*([.D13]-[.N13])/[.D13]" office:value-type="float" office:value="0.000000969148113574348" calcext:value-type="float">
            <text:p>0,00</text:p>
          </table:table-cell>
          <table:table-cell table:style-name="ce69" office:value-type="float" office:value="582.815408706665" calcext:value-type="float">
            <text:p>582,815408706665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 office:value-type="string" calcext:value-type="string">
            <text:p>GKD-c_20_n500_m50</text:p>
          </table:table-cell>
          <table:table-cell table:style-name="ce69" office:value-type="float" office:value="19604.84356" calcext:value-type="float">
            <text:p>19604,84356</text:p>
          </table:table-cell>
          <table:table-cell table:style-name="ce27" table:formula="of:=100*([.D13]-[.V13])/[.D13]" office:value-type="float" office:value="0.000000969148150687409" calcext:value-type="float">
            <text:p>0,00</text:p>
          </table:table-cell>
          <table:table-cell table:style-name="ce69" office:value-type="float" office:value="388.484001159668" calcext:value-type="float">
            <text:p>388,484001159668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MDG-b_1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8030.625" calcext:value-type="float">
            <text:p>778030,625</text:p>
          </table:table-cell>
          <table:table-cell table:style-name="ce2"/>
          <table:table-cell table:style-name="ce21" office:value-type="string" calcext:value-type="string">
            <text:p>MDG-b_1_n500_m50</text:p>
          </table:table-cell>
          <table:table-cell table:style-name="ce24" office:value-type="float" office:value="753517.390000001" calcext:value-type="float">
            <text:p>753517,3900</text:p>
          </table:table-cell>
          <table:table-cell table:style-name="ce27" table:formula="of:=100*([.D14]-[.G14])/[.D14]" office:value-type="float" office:value="3.15067739139438" calcext:value-type="float">
            <text:p>3,15</text:p>
          </table:table-cell>
          <table:table-cell table:style-name="ce69" office:value-type="float" office:value="0.994443893432617" calcext:value-type="float">
            <text:p>0,994443893432617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MDG-b_1_n500_m50</text:p>
          </table:table-cell>
          <table:table-cell table:style-name="ce24" office:value-type="float" office:value="763791.999999999" calcext:value-type="float">
            <text:p>763792,0000</text:p>
          </table:table-cell>
          <table:table-cell table:style-name="ce27" table:formula="of:=100*([.D14]-[.N14])/[.D14]" office:value-type="float" office:value="1.83008541598234" calcext:value-type="float">
            <text:p>1,83</text:p>
          </table:table-cell>
          <table:table-cell table:style-name="ce69" office:value-type="float" office:value="588.762044906616" calcext:value-type="float">
            <text:p>588,762044906616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 office:value-type="string" calcext:value-type="string">
            <text:p>MDG-b_1_n500_m50</text:p>
          </table:table-cell>
          <table:table-cell table:style-name="ce69" office:value-type="float" office:value="762913.36" calcext:value-type="float">
            <text:p>762913,36</text:p>
          </table:table-cell>
          <table:table-cell table:style-name="ce27" table:formula="of:=100*([.D14]-[.V14])/[.D14]" office:value-type="float" office:value="1.94301670323072" calcext:value-type="float">
            <text:p>1,94</text:p>
          </table:table-cell>
          <table:table-cell table:style-name="ce69" office:value-type="float" office:value="435.76717376709" calcext:value-type="float">
            <text:p>435,76717376709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MDG-b_2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9963.6875" calcext:value-type="float">
            <text:p>779963,6875</text:p>
          </table:table-cell>
          <table:table-cell table:style-name="ce2"/>
          <table:table-cell table:style-name="ce21" office:value-type="string" calcext:value-type="string">
            <text:p>MDG-b_2_n500_m50</text:p>
          </table:table-cell>
          <table:table-cell table:style-name="ce24" office:value-type="float" office:value="754034.960000001" calcext:value-type="float">
            <text:p>754034,9600</text:p>
          </table:table-cell>
          <table:table-cell table:style-name="ce27" table:formula="of:=100*([.D15]-[.G15])/[.D15]" office:value-type="float" office:value="3.32435059677046" calcext:value-type="float">
            <text:p>3,32</text:p>
          </table:table-cell>
          <table:table-cell table:style-name="ce69" office:value-type="float" office:value="0.926971435546875" calcext:value-type="float">
            <text:p>0,926971435546875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MDG-b_2_n500_m50</text:p>
          </table:table-cell>
          <table:table-cell table:style-name="ce24" office:value-type="float" office:value="759365.569999999" calcext:value-type="float">
            <text:p>759365,5700</text:p>
          </table:table-cell>
          <table:table-cell table:style-name="ce27" table:formula="of:=100*([.D15]-[.N15])/[.D15]" office:value-type="float" office:value="2.64090724095421" calcext:value-type="float">
            <text:p>2,64</text:p>
          </table:table-cell>
          <table:table-cell table:style-name="ce69" office:value-type="float" office:value="555.190086364746" calcext:value-type="float">
            <text:p>555,190086364746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 office:value-type="string" calcext:value-type="string">
            <text:p>MDG-b_2_n500_m50</text:p>
          </table:table-cell>
          <table:table-cell table:style-name="ce69" office:value-type="float" office:value="758993.56" calcext:value-type="float">
            <text:p>758993,56</text:p>
          </table:table-cell>
          <table:table-cell table:style-name="ce27" table:formula="of:=100*([.D15]-[.V15])/[.D15]" office:value-type="float" office:value="2.68860305115161" calcext:value-type="float">
            <text:p>2,69</text:p>
          </table:table-cell>
          <table:table-cell table:style-name="ce69" office:value-type="float" office:value="416.211605072022" calcext:value-type="float">
            <text:p>416,211605072022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MDG-b_3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6768.4375" calcext:value-type="float">
            <text:p>776768,4375</text:p>
          </table:table-cell>
          <table:table-cell table:style-name="ce2"/>
          <table:table-cell table:style-name="ce21" office:value-type="string" calcext:value-type="string">
            <text:p>MDG-b_3_n500_m50</text:p>
          </table:table-cell>
          <table:table-cell table:style-name="ce24" office:value-type="float" office:value="759842.599999999" calcext:value-type="float">
            <text:p>759842,6000</text:p>
          </table:table-cell>
          <table:table-cell table:style-name="ce27" table:formula="of:=100*([.D16]-[.G16])/[.D16]" office:value-type="float" office:value="2.17900685492278" calcext:value-type="float">
            <text:p>2,18</text:p>
          </table:table-cell>
          <table:table-cell table:style-name="ce69" office:value-type="float" office:value="0.816822052001953" calcext:value-type="float">
            <text:p>0,816822052001953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MDG-b_3_n500_m50</text:p>
          </table:table-cell>
          <table:table-cell table:style-name="ce24" office:value-type="float" office:value="766015.41" calcext:value-type="float">
            <text:p>766015,4100</text:p>
          </table:table-cell>
          <table:table-cell table:style-name="ce27" table:formula="of:=100*([.D16]-[.N16])/[.D16]" office:value-type="float" office:value="1.38432858248054" calcext:value-type="float">
            <text:p>1,38</text:p>
          </table:table-cell>
          <table:table-cell table:style-name="ce69" office:value-type="float" office:value="579.549551010132" calcext:value-type="float">
            <text:p>579,549551010132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 office:value-type="string" calcext:value-type="string">
            <text:p>MDG-b_3_n500_m50</text:p>
          </table:table-cell>
          <table:table-cell table:style-name="ce69" office:value-type="float" office:value="763037.669999998" calcext:value-type="float">
            <text:p>763037,669999998</text:p>
          </table:table-cell>
          <table:table-cell table:style-name="ce27" table:formula="of:=100*([.D16]-[.V16])/[.D16]" office:value-type="float" office:value="1.76767835008769" calcext:value-type="float">
            <text:p>1,77</text:p>
          </table:table-cell>
          <table:table-cell table:style-name="ce69" office:value-type="float" office:value="383.991718292236" calcext:value-type="float">
            <text:p>383,991718292236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MDG-b_4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5394.625" calcext:value-type="float">
            <text:p>775394,625</text:p>
          </table:table-cell>
          <table:table-cell table:style-name="ce2"/>
          <table:table-cell table:style-name="ce21" office:value-type="string" calcext:value-type="string">
            <text:p>MDG-b_4_n500_m50</text:p>
          </table:table-cell>
          <table:table-cell table:style-name="ce24" office:value-type="float" office:value="757355.42" calcext:value-type="float">
            <text:p>757355,4200</text:p>
          </table:table-cell>
          <table:table-cell table:style-name="ce27" table:formula="of:=100*([.D17]-[.G17])/[.D17]" office:value-type="float" office:value="2.32645473909491" calcext:value-type="float">
            <text:p>2,33</text:p>
          </table:table-cell>
          <table:table-cell table:style-name="ce69" office:value-type="float" office:value="0.876903533935547" calcext:value-type="float">
            <text:p>0,876903533935547</text:p>
          </table:table-cell>
          <table:table-cell table:style-name="ce34"/>
          <table:table-cell table:style-name="ce38"/>
          <table:table-cell table:style-name="ce39"/>
          <table:table-cell table:style-name="ce21" office:value-type="string" calcext:value-type="string">
            <text:p>MDG-b_4_n500_m50</text:p>
          </table:table-cell>
          <table:table-cell table:style-name="ce24" office:value-type="float" office:value="756112.52" calcext:value-type="float">
            <text:p>756112,5200</text:p>
          </table:table-cell>
          <table:table-cell table:style-name="ce27" table:formula="of:=100*([.D17]-[.N17])/[.D17]" office:value-type="float" office:value="2.48674731269894" calcext:value-type="float">
            <text:p>2,49</text:p>
          </table:table-cell>
          <table:table-cell table:style-name="ce69" office:value-type="float" office:value="618.792772293091" calcext:value-type="float">
            <text:p>618,792772293091</text:p>
          </table:table-cell>
          <table:table-cell table:style-name="ce34"/>
          <table:table-cell table:style-name="ce38"/>
          <table:table-cell table:style-name="ce39"/>
          <table:table-cell/>
          <table:table-cell table:style-name="ce21" office:value-type="string" calcext:value-type="string">
            <text:p>MDG-b_4_n500_m50</text:p>
          </table:table-cell>
          <table:table-cell table:style-name="ce69" office:value-type="float" office:value="759517.52" calcext:value-type="float">
            <text:p>759517,52</text:p>
          </table:table-cell>
          <table:table-cell table:style-name="ce27" table:formula="of:=100*([.D17]-[.V17])/[.D17]" office:value-type="float" office:value="2.04761607678152" calcext:value-type="float">
            <text:p>2,05</text:p>
          </table:table-cell>
          <table:table-cell table:style-name="ce69" office:value-type="float" office:value="382.856845855713" calcext:value-type="float">
            <text:p>382,856845855713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2">
          <table:table-cell table:style-name="ce4" office:value-type="string" calcext:value-type="string">
            <text:p>MDG-b_5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5611.0625" calcext:value-type="float">
            <text:p>775611,0625</text:p>
          </table:table-cell>
          <table:table-cell table:style-name="ce2"/>
          <table:table-cell table:style-name="ce21" office:value-type="string" calcext:value-type="string">
            <text:p>MDG-b_5_n500_m50</text:p>
          </table:table-cell>
          <table:table-cell table:style-name="ce24" office:value-type="float" office:value="763215.879999999" calcext:value-type="float">
            <text:p>763215,8800</text:p>
          </table:table-cell>
          <table:table-cell table:style-name="ce27" table:formula="of:=100*([.D18]-[.G18])/[.D18]" office:value-type="float" office:value="1.59811832235194" calcext:value-type="float">
            <text:p>1,60</text:p>
          </table:table-cell>
          <table:table-cell table:style-name="ce69" office:value-type="float" office:value="0.862836837768555" calcext:value-type="float">
            <text:p>0,862836837768555</text:p>
          </table:table-cell>
          <table:table-cell table:style-name="ce2" table:number-columns-repeated="3"/>
          <table:table-cell table:style-name="ce21" office:value-type="string" calcext:value-type="string">
            <text:p>MDG-b_5_n500_m50</text:p>
          </table:table-cell>
          <table:table-cell table:style-name="ce24" office:value-type="float" office:value="767324.91" calcext:value-type="float">
            <text:p>767324,9100</text:p>
          </table:table-cell>
          <table:table-cell table:style-name="ce27" table:formula="of:=100*([.D18]-[.N18])/[.D18]" office:value-type="float" office:value="1.06833861720485" calcext:value-type="float">
            <text:p>1,07</text:p>
          </table:table-cell>
          <table:table-cell table:style-name="ce69" office:value-type="float" office:value="642.681121826172" calcext:value-type="float">
            <text:p>642,681121826172</text:p>
          </table:table-cell>
          <table:table-cell table:style-name="ce2" table:number-columns-repeated="3"/>
          <table:table-cell/>
          <table:table-cell table:style-name="ce21" office:value-type="string" calcext:value-type="string">
            <text:p>MDG-b_5_n500_m50</text:p>
          </table:table-cell>
          <table:table-cell table:style-name="ce69" office:value-type="float" office:value="767570.2" calcext:value-type="float">
            <text:p>767570,2</text:p>
          </table:table-cell>
          <table:table-cell table:style-name="ce27" table:formula="of:=100*([.D18]-[.V18])/[.D18]" office:value-type="float" office:value="1.03671323022167" calcext:value-type="float">
            <text:p>1,04</text:p>
          </table:table-cell>
          <table:table-cell table:style-name="ce69" office:value-type="float" office:value="392.110824584961" calcext:value-type="float">
            <text:p>392,110824584961</text:p>
          </table:table-cell>
          <table:table-cell table:style-name="ce2" table:number-columns-repeated="3"/>
          <table:table-cell table:number-columns-repeated="997"/>
        </table:table-row>
        <table:table-row table:style-name="ro2">
          <table:table-cell table:style-name="ce4" office:value-type="string" calcext:value-type="string">
            <text:p>MDG-b_6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5153.6875" calcext:value-type="float">
            <text:p>775153,6875</text:p>
          </table:table-cell>
          <table:table-cell table:style-name="ce2"/>
          <table:table-cell table:style-name="ce21" office:value-type="string" calcext:value-type="string">
            <text:p>MDG-b_6_n500_m50</text:p>
          </table:table-cell>
          <table:table-cell table:style-name="ce24" office:value-type="float" office:value="753856.650000001" calcext:value-type="float">
            <text:p>753856,6500</text:p>
          </table:table-cell>
          <table:table-cell table:style-name="ce27" table:formula="of:=100*([.D19]-[.G19])/[.D19]" office:value-type="float" office:value="2.74745999966607" calcext:value-type="float">
            <text:p>2,75</text:p>
          </table:table-cell>
          <table:table-cell table:style-name="ce69" office:value-type="float" office:value="0.832796096801758" calcext:value-type="float">
            <text:p>0,832796096801758</text:p>
          </table:table-cell>
          <table:table-cell table:style-name="ce9" table:number-columns-repeated="3"/>
          <table:table-cell table:style-name="ce21" office:value-type="string" calcext:value-type="string">
            <text:p>MDG-b_6_n500_m50</text:p>
          </table:table-cell>
          <table:table-cell table:style-name="ce24" office:value-type="float" office:value="756305.46" calcext:value-type="float">
            <text:p>756305,4600</text:p>
          </table:table-cell>
          <table:table-cell table:style-name="ce27" table:formula="of:=100*([.D19]-[.N19])/[.D19]" office:value-type="float" office:value="2.43154716334884" calcext:value-type="float">
            <text:p>2,43</text:p>
          </table:table-cell>
          <table:table-cell table:style-name="ce69" office:value-type="float" office:value="579.653263092041" calcext:value-type="float">
            <text:p>579,653263092041</text:p>
          </table:table-cell>
          <table:table-cell table:style-name="ce9" table:number-columns-repeated="3"/>
          <table:table-cell/>
          <table:table-cell table:style-name="ce21" office:value-type="string" calcext:value-type="string">
            <text:p>MDG-b_6_n500_m50</text:p>
          </table:table-cell>
          <table:table-cell table:style-name="ce69" office:value-type="float" office:value="758239.22" calcext:value-type="float">
            <text:p>758239,22</text:p>
          </table:table-cell>
          <table:table-cell table:style-name="ce27" table:formula="of:=100*([.D19]-[.V19])/[.D19]" office:value-type="float" office:value="2.18207921509753" calcext:value-type="float">
            <text:p>2,18</text:p>
          </table:table-cell>
          <table:table-cell table:style-name="ce69" office:value-type="float" office:value="415.146112442017" calcext:value-type="float">
            <text:p>415,146112442017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4" office:value-type="string" calcext:value-type="string">
            <text:p>MDG-b_7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7232.875" calcext:value-type="float">
            <text:p>777232,875</text:p>
          </table:table-cell>
          <table:table-cell table:style-name="ce2"/>
          <table:table-cell table:style-name="ce21" office:value-type="string" calcext:value-type="string">
            <text:p>MDG-b_7_n500_m50</text:p>
          </table:table-cell>
          <table:table-cell table:style-name="ce24" office:value-type="float" office:value="756626.310000001" calcext:value-type="float">
            <text:p>756626,3100</text:p>
          </table:table-cell>
          <table:table-cell table:style-name="ce27" table:formula="of:=100*([.D20]-[.G20])/[.D20]" office:value-type="float" office:value="2.65127295342459" calcext:value-type="float">
            <text:p>2,65</text:p>
          </table:table-cell>
          <table:table-cell table:style-name="ce69" office:value-type="float" office:value="0.895023345947266" calcext:value-type="float">
            <text:p>0,895023345947266</text:p>
          </table:table-cell>
          <table:table-cell table:style-name="ce35" table:number-columns-repeated="2"/>
          <table:table-cell table:style-name="ce41"/>
          <table:table-cell table:style-name="ce21" office:value-type="string" calcext:value-type="string">
            <text:p>MDG-b_7_n500_m50</text:p>
          </table:table-cell>
          <table:table-cell table:style-name="ce24" office:value-type="float" office:value="756122.530000001" calcext:value-type="float">
            <text:p>756122,5300</text:p>
          </table:table-cell>
          <table:table-cell table:style-name="ce27" table:formula="of:=100*([.D20]-[.N20])/[.D20]" office:value-type="float" office:value="2.71609007789326" calcext:value-type="float">
            <text:p>2,72</text:p>
          </table:table-cell>
          <table:table-cell table:style-name="ce69" office:value-type="float" office:value="639.731407165527" calcext:value-type="float">
            <text:p>639,731407165527</text:p>
          </table:table-cell>
          <table:table-cell table:style-name="ce35" table:number-columns-repeated="2"/>
          <table:table-cell table:style-name="ce41"/>
          <table:table-cell/>
          <table:table-cell table:style-name="ce21" office:value-type="string" calcext:value-type="string">
            <text:p>MDG-b_7_n500_m50</text:p>
          </table:table-cell>
          <table:table-cell table:style-name="ce69" office:value-type="float" office:value="767718.520000001" calcext:value-type="float">
            <text:p>767718,520000001</text:p>
          </table:table-cell>
          <table:table-cell table:style-name="ce27" table:formula="of:=100*([.D20]-[.V20])/[.D20]" office:value-type="float" office:value="1.22413182792856" calcext:value-type="float">
            <text:p>1,22</text:p>
          </table:table-cell>
          <table:table-cell table:style-name="ce69" office:value-type="float" office:value="472.899675369263" calcext:value-type="float">
            <text:p>472,899675369263</text:p>
          </table:table-cell>
          <table:table-cell table:style-name="ce35" table:number-columns-repeated="2"/>
          <table:table-cell table:style-name="ce41"/>
          <table:table-cell table:number-columns-repeated="997"/>
        </table:table-row>
        <table:table-row table:style-name="ro1">
          <table:table-cell table:style-name="ce4" office:value-type="string" calcext:value-type="string">
            <text:p>MDG-b_8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9168.75" calcext:value-type="float">
            <text:p>779168,75</text:p>
          </table:table-cell>
          <table:table-cell table:style-name="ce2"/>
          <table:table-cell table:style-name="ce21" office:value-type="string" calcext:value-type="string">
            <text:p>MDG-b_8_n500_m50</text:p>
          </table:table-cell>
          <table:table-cell table:style-name="ce24" office:value-type="float" office:value="757362.13" calcext:value-type="float">
            <text:p>757362,1300</text:p>
          </table:table-cell>
          <table:table-cell table:style-name="ce27" table:formula="of:=100*([.D21]-[.G21])/[.D21]" office:value-type="float" office:value="2.79870310507196" calcext:value-type="float">
            <text:p>2,80</text:p>
          </table:table-cell>
          <table:table-cell table:style-name="ce69" office:value-type="float" office:value="0.818967819213867" calcext:value-type="float">
            <text:p>0,818967819213867</text:p>
          </table:table-cell>
          <table:table-cell table:style-name="ce35" table:number-columns-repeated="2"/>
          <table:table-cell table:style-name="ce41"/>
          <table:table-cell table:style-name="ce21" office:value-type="string" calcext:value-type="string">
            <text:p>MDG-b_8_n500_m50</text:p>
          </table:table-cell>
          <table:table-cell table:style-name="ce24" office:value-type="float" office:value="761155.559999999" calcext:value-type="float">
            <text:p>761155,5600</text:p>
          </table:table-cell>
          <table:table-cell table:style-name="ce27" table:formula="of:=100*([.D21]-[.N21])/[.D21]" office:value-type="float" office:value="2.31184708062285" calcext:value-type="float">
            <text:p>2,31</text:p>
          </table:table-cell>
          <table:table-cell table:style-name="ce69" office:value-type="float" office:value="585.960149765015" calcext:value-type="float">
            <text:p>585,960149765015</text:p>
          </table:table-cell>
          <table:table-cell table:style-name="ce35" table:number-columns-repeated="2"/>
          <table:table-cell table:style-name="ce41"/>
          <table:table-cell/>
          <table:table-cell table:style-name="ce21" office:value-type="string" calcext:value-type="string">
            <text:p>MDG-b_8_n500_m50</text:p>
          </table:table-cell>
          <table:table-cell table:style-name="ce69" office:value-type="float" office:value="762320.95" calcext:value-type="float">
            <text:p>762320,95</text:p>
          </table:table-cell>
          <table:table-cell table:style-name="ce27" table:formula="of:=100*([.D21]-[.V21])/[.D21]" office:value-type="float" office:value="2.16227871048471" calcext:value-type="float">
            <text:p>2,16</text:p>
          </table:table-cell>
          <table:table-cell table:style-name="ce69" office:value-type="float" office:value="418.308973312378" calcext:value-type="float">
            <text:p>418,308973312378</text:p>
          </table:table-cell>
          <table:table-cell table:style-name="ce35" table:number-columns-repeated="2"/>
          <table:table-cell table:style-name="ce41"/>
          <table:table-cell table:number-columns-repeated="997"/>
        </table:table-row>
        <table:table-row table:style-name="ro1">
          <table:table-cell table:style-name="ce4" office:value-type="string" calcext:value-type="string">
            <text:p>MDG-b_9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4802.1875" calcext:value-type="float">
            <text:p>774802,1875</text:p>
          </table:table-cell>
          <table:table-cell table:style-name="ce2"/>
          <table:table-cell table:style-name="ce21" office:value-type="string" calcext:value-type="string">
            <text:p>MDG-b_9_n500_m50</text:p>
          </table:table-cell>
          <table:table-cell table:style-name="ce24" office:value-type="float" office:value="759993.630000001" calcext:value-type="float">
            <text:p>759993,6300</text:p>
          </table:table-cell>
          <table:table-cell table:style-name="ce27" table:formula="of:=100*([.D22]-[.G22])/[.D22]" office:value-type="float" office:value="1.91126944901655" calcext:value-type="float">
            <text:p>1,91</text:p>
          </table:table-cell>
          <table:table-cell table:style-name="ce69" office:value-type="float" office:value="0.837802886962891" calcext:value-type="float">
            <text:p>0,837802886962891</text:p>
          </table:table-cell>
          <table:table-cell table:style-name="ce36" table:number-columns-repeated="2"/>
          <table:table-cell table:style-name="ce42"/>
          <table:table-cell table:style-name="ce21" office:value-type="string" calcext:value-type="string">
            <text:p>MDG-b_9_n500_m50</text:p>
          </table:table-cell>
          <table:table-cell table:style-name="ce24" office:value-type="float" office:value="764864.65" calcext:value-type="float">
            <text:p>764864,6500</text:p>
          </table:table-cell>
          <table:table-cell table:style-name="ce27" table:formula="of:=100*([.D22]-[.N22])/[.D22]" office:value-type="float" office:value="1.28259027404977" calcext:value-type="float">
            <text:p>1,28</text:p>
          </table:table-cell>
          <table:table-cell table:style-name="ce69" office:value-type="float" office:value="566.953897476196" calcext:value-type="float">
            <text:p>566,953897476196</text:p>
          </table:table-cell>
          <table:table-cell table:style-name="ce36" table:number-columns-repeated="2"/>
          <table:table-cell table:style-name="ce42"/>
          <table:table-cell/>
          <table:table-cell table:style-name="ce21" office:value-type="string" calcext:value-type="string">
            <text:p>MDG-b_9_n500_m50</text:p>
          </table:table-cell>
          <table:table-cell table:style-name="ce69" office:value-type="float" office:value="759993.630000001" calcext:value-type="float">
            <text:p>759993,630000001</text:p>
          </table:table-cell>
          <table:table-cell table:style-name="ce27" table:formula="of:=100*([.D22]-[.V22])/[.D22]" office:value-type="float" office:value="1.91126944901655" calcext:value-type="float">
            <text:p>1,91</text:p>
          </table:table-cell>
          <table:table-cell table:style-name="ce69" office:value-type="float" office:value="385.822534561157" calcext:value-type="float">
            <text:p>385,822534561157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1">
          <table:table-cell table:style-name="ce4" office:value-type="string" calcext:value-type="string">
            <text:p>MDG-b_10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4961.3125" calcext:value-type="float">
            <text:p>774961,3125</text:p>
          </table:table-cell>
          <table:table-cell table:style-name="ce2"/>
          <table:table-cell table:style-name="ce21" office:value-type="string" calcext:value-type="string">
            <text:p>MDG-b_10_n500_m50</text:p>
          </table:table-cell>
          <table:table-cell table:style-name="ce24" office:value-type="float" office:value="754165.720000001" calcext:value-type="float">
            <text:p>754165,7200</text:p>
          </table:table-cell>
          <table:table-cell table:style-name="ce27" table:formula="of:=100*([.D23]-[.G23])/[.D23]" office:value-type="float" office:value="2.6834362134689" calcext:value-type="float">
            <text:p>2,68</text:p>
          </table:table-cell>
          <table:table-cell table:style-name="ce69" office:value-type="float" office:value="0.905036926269531" calcext:value-type="float">
            <text:p>0,905036926269531</text:p>
          </table:table-cell>
          <table:table-cell table:style-name="ce36" table:number-columns-repeated="2"/>
          <table:table-cell table:style-name="ce42"/>
          <table:table-cell table:style-name="ce21" office:value-type="string" calcext:value-type="string">
            <text:p>MDG-b_10_n500_m50</text:p>
          </table:table-cell>
          <table:table-cell table:style-name="ce24" office:value-type="float" office:value="761419.640000002" calcext:value-type="float">
            <text:p>761419,6400</text:p>
          </table:table-cell>
          <table:table-cell table:style-name="ce27" table:formula="of:=100*([.D23]-[.N23])/[.D23]" office:value-type="float" office:value="1.7473998097161" calcext:value-type="float">
            <text:p>1,75</text:p>
          </table:table-cell>
          <table:table-cell table:style-name="ce69" office:value-type="float" office:value="579.947471618652" calcext:value-type="float">
            <text:p>579,947471618652</text:p>
          </table:table-cell>
          <table:table-cell table:style-name="ce36" table:number-columns-repeated="2"/>
          <table:table-cell table:style-name="ce42"/>
          <table:table-cell/>
          <table:table-cell table:style-name="ce21" office:value-type="string" calcext:value-type="string">
            <text:p>MDG-b_10_n500_m50</text:p>
          </table:table-cell>
          <table:table-cell table:style-name="ce69" office:value-type="float" office:value="759082.470000001" calcext:value-type="float">
            <text:p>759082,470000001</text:p>
          </table:table-cell>
          <table:table-cell table:style-name="ce27" table:formula="of:=100*([.D23]-[.V23])/[.D23]" office:value-type="float" office:value="2.04898518724425" calcext:value-type="float">
            <text:p>2,05</text:p>
          </table:table-cell>
          <table:table-cell table:style-name="ce69" office:value-type="float" office:value="415.743350982666" calcext:value-type="float">
            <text:p>415,743350982666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1">
          <table:table-cell table:style-name="ce4" office:value-type="string" calcext:value-type="string">
            <text:p>MDG-a_31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139" calcext:value-type="float">
            <text:p>114139</text:p>
          </table:table-cell>
          <table:table-cell table:style-name="ce2"/>
          <table:table-cell table:style-name="ce21" office:value-type="string" calcext:value-type="string">
            <text:p>MDG-a_31_n2000_m200</text:p>
          </table:table-cell>
          <table:table-cell table:style-name="ce25" office:value-type="float" office:value="112505" calcext:value-type="float">
            <text:p>112505</text:p>
          </table:table-cell>
          <table:table-cell table:style-name="ce27" table:formula="of:=100*([.D24]-[.G24])/[.D24]" office:value-type="float" office:value="1.43158780083933" calcext:value-type="float">
            <text:p>1,43</text:p>
          </table:table-cell>
          <table:table-cell table:style-name="ce69" office:value-type="float" office:value="9.8569393157959" calcext:value-type="float">
            <text:p>9,8569393157959</text:p>
          </table:table-cell>
          <table:table-cell table:style-name="ce36" table:number-columns-repeated="2"/>
          <table:table-cell table:style-name="ce42"/>
          <table:table-cell table:style-name="ce21" office:value-type="string" calcext:value-type="string">
            <text:p>MDG-a_31_n2000_m200</text:p>
          </table:table-cell>
          <table:table-cell table:style-name="ce25" office:value-type="float" office:value="112809" calcext:value-type="float">
            <text:p>112809</text:p>
          </table:table-cell>
          <table:table-cell table:style-name="ce27" table:formula="of:=100*([.D24]-[.N24])/[.D24]" office:value-type="float" office:value="1.1652458844041" calcext:value-type="float">
            <text:p>1,17</text:p>
          </table:table-cell>
          <table:table-cell table:style-name="ce69" office:value-type="float" office:value="8137.6051902771" calcext:value-type="float">
            <text:p>8137,6051902771</text:p>
          </table:table-cell>
          <table:table-cell table:style-name="ce36" table:number-columns-repeated="2"/>
          <table:table-cell table:style-name="ce42"/>
          <table:table-cell/>
          <table:table-cell table:style-name="ce21" office:value-type="string" calcext:value-type="string">
            <text:p>MDG-a_31_n2000_m200</text:p>
          </table:table-cell>
          <table:table-cell table:style-name="ce69" office:value-type="float" office:value="113119" calcext:value-type="float">
            <text:p>113119</text:p>
          </table:table-cell>
          <table:table-cell table:style-name="ce27" table:formula="of:=100*([.D24]-[.V24])/[.D24]" office:value-type="float" office:value="0.893647219618185" calcext:value-type="float">
            <text:p>0,89</text:p>
          </table:table-cell>
          <table:table-cell table:style-name="ce69" office:value-type="float" office:value="5441.26439094543" calcext:value-type="float">
            <text:p>5441,26439094543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2">
          <table:table-cell table:style-name="ce4" office:value-type="string" calcext:value-type="string">
            <text:p>MDG-a_32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092" calcext:value-type="float">
            <text:p>114092</text:p>
          </table:table-cell>
          <table:table-cell table:style-name="ce7"/>
          <table:table-cell table:style-name="ce21" office:value-type="string" calcext:value-type="string">
            <text:p>MDG-a_32_n2000_m200</text:p>
          </table:table-cell>
          <table:table-cell table:style-name="ce25" office:value-type="float" office:value="112425" calcext:value-type="float">
            <text:p>112425</text:p>
          </table:table-cell>
          <table:table-cell table:style-name="ce27" table:formula="of:=100*([.D25]-[.G25])/[.D25]" office:value-type="float" office:value="1.46110156715633" calcext:value-type="float">
            <text:p>1,46</text:p>
          </table:table-cell>
          <table:table-cell table:style-name="ce69" office:value-type="float" office:value="9.7966194152832" calcext:value-type="float">
            <text:p>9,7966194152832</text:p>
          </table:table-cell>
          <table:table-cell table:number-columns-repeated="3"/>
          <table:table-cell table:style-name="ce21" office:value-type="string" calcext:value-type="string">
            <text:p>MDG-a_32_n2000_m200</text:p>
          </table:table-cell>
          <table:table-cell table:style-name="ce25" office:value-type="float" office:value="112982" calcext:value-type="float">
            <text:p>112982</text:p>
          </table:table-cell>
          <table:table-cell table:style-name="ce27" table:formula="of:=100*([.D25]-[.N25])/[.D25]" office:value-type="float" office:value="0.972899063913333" calcext:value-type="float">
            <text:p>0,97</text:p>
          </table:table-cell>
          <table:table-cell table:style-name="ce69" office:value-type="float" office:value="7920.18866539001" calcext:value-type="float">
            <text:p>7920,18866539001</text:p>
          </table:table-cell>
          <table:table-cell/>
          <table:table-cell table:style-name="ce10"/>
          <table:table-cell table:number-columns-repeated="2"/>
          <table:table-cell table:style-name="ce21" office:value-type="string" calcext:value-type="string">
            <text:p>MDG-a_32_n2000_m200</text:p>
          </table:table-cell>
          <table:table-cell table:style-name="ce69" office:value-type="float" office:value="113008" calcext:value-type="float">
            <text:p>113008</text:p>
          </table:table-cell>
          <table:table-cell table:style-name="ce27" table:formula="of:=100*([.D25]-[.V25])/[.D25]" office:value-type="float" office:value="0.950110437191039" calcext:value-type="float">
            <text:p>0,95</text:p>
          </table:table-cell>
          <table:table-cell table:style-name="ce69" office:value-type="float" office:value="5637.75420188904" calcext:value-type="float">
            <text:p>5637,75420188904</text:p>
          </table:table-cell>
          <table:table-cell/>
          <table:table-cell table:style-name="ce10"/>
          <table:table-cell table:number-columns-repeated="998"/>
        </table:table-row>
        <table:table-row table:style-name="ro2">
          <table:table-cell table:style-name="ce4" office:value-type="string" calcext:value-type="string">
            <text:p>MDG-a_33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124" calcext:value-type="float">
            <text:p>114124</text:p>
          </table:table-cell>
          <table:table-cell table:style-name="ce7"/>
          <table:table-cell table:style-name="ce21" office:value-type="string" calcext:value-type="string">
            <text:p>MDG-a_33_n2000_m200</text:p>
          </table:table-cell>
          <table:table-cell table:style-name="ce25" office:value-type="float" office:value="112375" calcext:value-type="float">
            <text:p>112375</text:p>
          </table:table-cell>
          <table:table-cell table:style-name="ce27" table:formula="of:=100*([.D26]-[.G26])/[.D26]" office:value-type="float" office:value="1.53254354912201" calcext:value-type="float">
            <text:p>1,53</text:p>
          </table:table-cell>
          <table:table-cell table:style-name="ce69" office:value-type="float" office:value="10.1058483123779" calcext:value-type="float">
            <text:p>10,1058483123779</text:p>
          </table:table-cell>
          <table:table-cell table:number-columns-repeated="3"/>
          <table:table-cell table:style-name="ce21" office:value-type="string" calcext:value-type="string">
            <text:p>MDG-a_33_n2000_m200</text:p>
          </table:table-cell>
          <table:table-cell table:style-name="ce25" office:value-type="float" office:value="112682" calcext:value-type="float">
            <text:p>112682</text:p>
          </table:table-cell>
          <table:table-cell table:style-name="ce27" table:formula="of:=100*([.D26]-[.N26])/[.D26]" office:value-type="float" office:value="1.26353790613718" calcext:value-type="float">
            <text:p>1,26</text:p>
          </table:table-cell>
          <table:table-cell table:style-name="ce69" office:value-type="float" office:value="8241.73402786255" calcext:value-type="float">
            <text:p>8241,73402786255</text:p>
          </table:table-cell>
          <table:table-cell/>
          <table:table-cell table:style-name="ce10"/>
          <table:table-cell table:number-columns-repeated="2"/>
          <table:table-cell table:style-name="ce21" office:value-type="string" calcext:value-type="string">
            <text:p>MDG-a_33_n2000_m200</text:p>
          </table:table-cell>
          <table:table-cell table:style-name="ce69" office:value-type="float" office:value="112915" calcext:value-type="float">
            <text:p>112915</text:p>
          </table:table-cell>
          <table:table-cell table:style-name="ce27" table:formula="of:=100*([.D26]-[.V26])/[.D26]" office:value-type="float" office:value="1.05937401423014" calcext:value-type="float">
            <text:p>1,06</text:p>
          </table:table-cell>
          <table:table-cell table:style-name="ce69" office:value-type="float" office:value="5590.48342704773" calcext:value-type="float">
            <text:p>5590,48342704773</text:p>
          </table:table-cell>
          <table:table-cell/>
          <table:table-cell table:style-name="ce10"/>
          <table:table-cell table:number-columns-repeated="998"/>
        </table:table-row>
        <table:table-row table:style-name="ro2">
          <table:table-cell table:style-name="ce4" office:value-type="string" calcext:value-type="string">
            <text:p>MDG-a_34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203" calcext:value-type="float">
            <text:p>114203</text:p>
          </table:table-cell>
          <table:table-cell table:style-name="ce7"/>
          <table:table-cell table:style-name="ce21" office:value-type="string" calcext:value-type="string">
            <text:p>MDG-a_34_n2000_m200</text:p>
          </table:table-cell>
          <table:table-cell table:style-name="ce25" office:value-type="float" office:value="112262" calcext:value-type="float">
            <text:p>112262</text:p>
          </table:table-cell>
          <table:table-cell table:style-name="ce27" table:formula="of:=100*([.D27]-[.G27])/[.D27]" office:value-type="float" office:value="1.6996050891833" calcext:value-type="float">
            <text:p>1,70</text:p>
          </table:table-cell>
          <table:table-cell table:style-name="ce69" office:value-type="float" office:value="8.8653564453125" calcext:value-type="float">
            <text:p>8,8653564453125</text:p>
          </table:table-cell>
          <table:table-cell table:number-columns-repeated="3"/>
          <table:table-cell table:style-name="ce21" office:value-type="string" calcext:value-type="string">
            <text:p>MDG-a_34_n2000_m200</text:p>
          </table:table-cell>
          <table:table-cell table:style-name="ce25" office:value-type="float" office:value="112514" calcext:value-type="float">
            <text:p>112514</text:p>
          </table:table-cell>
          <table:table-cell table:style-name="ce27" table:formula="of:=100*([.D27]-[.N27])/[.D27]" office:value-type="float" office:value="1.47894538672364" calcext:value-type="float">
            <text:p>1,48</text:p>
          </table:table-cell>
          <table:table-cell table:style-name="ce69" office:value-type="float" office:value="8028.79619598389" calcext:value-type="float">
            <text:p>8028,79619598389</text:p>
          </table:table-cell>
          <table:table-cell/>
          <table:table-cell table:style-name="ce10"/>
          <table:table-cell table:number-columns-repeated="2"/>
          <table:table-cell table:style-name="ce21" office:value-type="string" calcext:value-type="string">
            <text:p>MDG-a_34_n2000_m200</text:p>
          </table:table-cell>
          <table:table-cell table:style-name="ce69" office:value-type="float" office:value="112694" calcext:value-type="float">
            <text:p>112694</text:p>
          </table:table-cell>
          <table:table-cell table:style-name="ce27" table:formula="of:=100*([.D27]-[.V27])/[.D27]" office:value-type="float" office:value="1.32133131353817" calcext:value-type="float">
            <text:p>1,32</text:p>
          </table:table-cell>
          <table:table-cell table:style-name="ce69" office:value-type="float" office:value="5663.34533691406" calcext:value-type="float">
            <text:p>5663,34533691406</text:p>
          </table:table-cell>
          <table:table-cell/>
          <table:table-cell table:style-name="ce10"/>
          <table:table-cell table:number-columns-repeated="998"/>
        </table:table-row>
        <table:table-row table:style-name="ro2">
          <table:table-cell table:style-name="ce4" office:value-type="string" calcext:value-type="string">
            <text:p>MDG-a_35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180" calcext:value-type="float">
            <text:p>114180</text:p>
          </table:table-cell>
          <table:table-cell table:style-name="ce7"/>
          <table:table-cell table:style-name="ce21" office:value-type="string" calcext:value-type="string">
            <text:p>MDG-a_35_n2000_m200</text:p>
          </table:table-cell>
          <table:table-cell table:style-name="ce25" office:value-type="float" office:value="112558" calcext:value-type="float">
            <text:p>112558</text:p>
          </table:table-cell>
          <table:table-cell table:style-name="ce27" table:formula="of:=100*([.D28]-[.G28])/[.D28]" office:value-type="float" office:value="1.42056402172009" calcext:value-type="float">
            <text:p>1,42</text:p>
          </table:table-cell>
          <table:table-cell table:style-name="ce69" office:value-type="float" office:value="8.7273120880127" calcext:value-type="float">
            <text:p>8,7273120880127</text:p>
          </table:table-cell>
          <table:table-cell table:number-columns-repeated="3"/>
          <table:table-cell table:style-name="ce21" office:value-type="string" calcext:value-type="string">
            <text:p>MDG-a_35_n2000_m200</text:p>
          </table:table-cell>
          <table:table-cell table:style-name="ce25" office:value-type="float" office:value="113034" calcext:value-type="float">
            <text:p>113034</text:p>
          </table:table-cell>
          <table:table-cell table:style-name="ce27" table:formula="of:=100*([.D28]-[.N28])/[.D28]" office:value-type="float" office:value="1.00367840252233" calcext:value-type="float">
            <text:p>1,00</text:p>
          </table:table-cell>
          <table:table-cell table:style-name="ce69" office:value-type="float" office:value="7956.383228302" calcext:value-type="float">
            <text:p>7956,383228302</text:p>
          </table:table-cell>
          <table:table-cell/>
          <table:table-cell table:style-name="ce10"/>
          <table:table-cell table:number-columns-repeated="2"/>
          <table:table-cell table:style-name="ce21" office:value-type="string" calcext:value-type="string">
            <text:p>MDG-a_35_n2000_m200</text:p>
          </table:table-cell>
          <table:table-cell table:style-name="ce69" office:value-type="float" office:value="113196" calcext:value-type="float">
            <text:p>113196</text:p>
          </table:table-cell>
          <table:table-cell table:style-name="ce27" table:formula="of:=100*([.D28]-[.V28])/[.D28]" office:value-type="float" office:value="0.861797162375197" calcext:value-type="float">
            <text:p>0,86</text:p>
          </table:table-cell>
          <table:table-cell table:style-name="ce69" office:value-type="float" office:value="5702.91352272034" calcext:value-type="float">
            <text:p>5702,91352272034</text:p>
          </table:table-cell>
          <table:table-cell/>
          <table:table-cell table:style-name="ce10"/>
          <table:table-cell table:number-columns-repeated="998"/>
        </table:table-row>
        <table:table-row table:style-name="ro2">
          <table:table-cell table:style-name="ce4" office:value-type="string" calcext:value-type="string">
            <text:p>MDG-a_36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252" calcext:value-type="float">
            <text:p>114252</text:p>
          </table:table-cell>
          <table:table-cell table:style-name="ce7"/>
          <table:table-cell table:style-name="ce21" office:value-type="string" calcext:value-type="string">
            <text:p>MDG-a_36_n2000_m200</text:p>
          </table:table-cell>
          <table:table-cell table:style-name="ce25" office:value-type="float" office:value="112355" calcext:value-type="float">
            <text:p>112355</text:p>
          </table:table-cell>
          <table:table-cell table:style-name="ce27" table:formula="of:=100*([.D29]-[.G29])/[.D29]" office:value-type="float" office:value="1.66036480761825" calcext:value-type="float">
            <text:p>1,66</text:p>
          </table:table-cell>
          <table:table-cell table:style-name="ce69" office:value-type="float" office:value="9.36532020568848" calcext:value-type="float">
            <text:p>9,36532020568848</text:p>
          </table:table-cell>
          <table:table-cell table:number-columns-repeated="3"/>
          <table:table-cell table:style-name="ce21" office:value-type="string" calcext:value-type="string">
            <text:p>MDG-a_36_n2000_m200</text:p>
          </table:table-cell>
          <table:table-cell table:style-name="ce25" office:value-type="float" office:value="113277" calcext:value-type="float">
            <text:p>113277</text:p>
          </table:table-cell>
          <table:table-cell table:style-name="ce27" table:formula="of:=100*([.D29]-[.N29])/[.D29]" office:value-type="float" office:value="0.853376746140111" calcext:value-type="float">
            <text:p>0,85</text:p>
          </table:table-cell>
          <table:table-cell table:style-name="ce69" office:value-type="float" office:value="8042.87838935852" calcext:value-type="float">
            <text:p>8042,87838935852</text:p>
          </table:table-cell>
          <table:table-cell/>
          <table:table-cell table:style-name="ce10" office:value-type="string" calcext:value-type="string">
            <text:p>ç</text:p>
          </table:table-cell>
          <table:table-cell table:number-columns-repeated="2"/>
          <table:table-cell table:style-name="ce21" office:value-type="string" calcext:value-type="string">
            <text:p>MDG-a_36_n2000_m200</text:p>
          </table:table-cell>
          <table:table-cell table:style-name="ce69" office:value-type="float" office:value="112685" calcext:value-type="float">
            <text:p>112685</text:p>
          </table:table-cell>
          <table:table-cell table:style-name="ce27" table:formula="of:=100*([.D29]-[.V29])/[.D29]" office:value-type="float" office:value="1.37152960123236" calcext:value-type="float">
            <text:p>1,37</text:p>
          </table:table-cell>
          <table:table-cell table:style-name="ce69" office:value-type="float" office:value="5755.17058372498" calcext:value-type="float">
            <text:p>5755,17058372498</text:p>
          </table:table-cell>
          <table:table-cell/>
          <table:table-cell table:style-name="ce10"/>
          <table:table-cell table:number-columns-repeated="998"/>
        </table:table-row>
        <table:table-row table:style-name="ro1">
          <table:table-cell table:style-name="ce4" office:value-type="string" calcext:value-type="string">
            <text:p>MDG-a_37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213" calcext:value-type="float">
            <text:p>114213</text:p>
          </table:table-cell>
          <table:table-cell table:style-name="ce2"/>
          <table:table-cell table:style-name="ce21" office:value-type="string" calcext:value-type="string">
            <text:p>MDG-a_37_n2000_m200</text:p>
          </table:table-cell>
          <table:table-cell table:style-name="ce25" office:value-type="float" office:value="112453" calcext:value-type="float">
            <text:p>112453</text:p>
          </table:table-cell>
          <table:table-cell table:style-name="ce27" table:formula="of:=100*([.D30]-[.G30])/[.D30]" office:value-type="float" office:value="1.54098044881056" calcext:value-type="float">
            <text:p>1,54</text:p>
          </table:table-cell>
          <table:table-cell table:style-name="ce69" office:value-type="float" office:value="9.063720703125" calcext:value-type="float">
            <text:p>9,063720703125</text:p>
          </table:table-cell>
          <table:table-cell table:style-name="ce36" table:number-columns-repeated="2"/>
          <table:table-cell table:style-name="ce42"/>
          <table:table-cell table:style-name="ce21" office:value-type="string" calcext:value-type="string">
            <text:p>MDG-a_37_n2000_m200</text:p>
          </table:table-cell>
          <table:table-cell table:style-name="ce25" office:value-type="float" office:value="112989" calcext:value-type="float">
            <text:p>112989</text:p>
          </table:table-cell>
          <table:table-cell table:style-name="ce27" table:formula="of:=100*([.D30]-[.N30])/[.D30]" office:value-type="float" office:value="1.07168185758189" calcext:value-type="float">
            <text:p>1,07</text:p>
          </table:table-cell>
          <table:table-cell table:style-name="ce69" office:value-type="float" office:value="7830.31606674194" calcext:value-type="float">
            <text:p>7830,31606674194</text:p>
          </table:table-cell>
          <table:table-cell table:style-name="ce36" table:number-columns-repeated="2"/>
          <table:table-cell table:style-name="ce42"/>
          <table:table-cell/>
          <table:table-cell table:style-name="ce21" office:value-type="string" calcext:value-type="string">
            <text:p>MDG-a_37_n2000_m200</text:p>
          </table:table-cell>
          <table:table-cell table:style-name="ce69" office:value-type="float" office:value="112784" calcext:value-type="float">
            <text:p>112784</text:p>
          </table:table-cell>
          <table:table-cell table:style-name="ce27" table:formula="of:=100*([.D30]-[.V30])/[.D30]" office:value-type="float" office:value="1.25117105758539" calcext:value-type="float">
            <text:p>1,25</text:p>
          </table:table-cell>
          <table:table-cell table:style-name="ce69" office:value-type="float" office:value="5506.39152526856" calcext:value-type="float">
            <text:p>5506,39152526856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2">
          <table:table-cell table:style-name="ce4" office:value-type="string" calcext:value-type="string">
            <text:p>MDG-a_38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378" calcext:value-type="float">
            <text:p>114378</text:p>
          </table:table-cell>
          <table:table-cell table:style-name="ce7"/>
          <table:table-cell table:style-name="ce21" office:value-type="string" calcext:value-type="string">
            <text:p>MDG-a_38_n2000_m200</text:p>
          </table:table-cell>
          <table:table-cell table:style-name="ce25" office:value-type="float" office:value="112495" calcext:value-type="float">
            <text:p>112495</text:p>
          </table:table-cell>
          <table:table-cell table:style-name="ce27" table:formula="of:=100*([.D31]-[.G31])/[.D31]" office:value-type="float" office:value="1.64629561628985" calcext:value-type="float">
            <text:p>1,65</text:p>
          </table:table-cell>
          <table:table-cell table:style-name="ce69" office:value-type="float" office:value="9.79137420654297" calcext:value-type="float">
            <text:p>9,79137420654297</text:p>
          </table:table-cell>
          <table:table-cell table:number-columns-repeated="3"/>
          <table:table-cell table:style-name="ce21" office:value-type="string" calcext:value-type="string">
            <text:p>MDG-a_38_n2000_m200</text:p>
          </table:table-cell>
          <table:table-cell table:style-name="ce25" office:value-type="float" office:value="112894" calcext:value-type="float">
            <text:p>112894</text:p>
          </table:table-cell>
          <table:table-cell table:style-name="ce27" table:formula="of:=100*([.D31]-[.N31])/[.D31]" office:value-type="float" office:value="1.29745230726189" calcext:value-type="float">
            <text:p>1,30</text:p>
          </table:table-cell>
          <table:table-cell table:style-name="ce69" office:value-type="float" office:value="7831.71343803406" calcext:value-type="float">
            <text:p>7831,71343803406</text:p>
          </table:table-cell>
          <table:table-cell/>
          <table:table-cell table:style-name="ce10"/>
          <table:table-cell table:number-columns-repeated="2"/>
          <table:table-cell table:style-name="ce21" office:value-type="string" calcext:value-type="string">
            <text:p>MDG-a_38_n2000_m200</text:p>
          </table:table-cell>
          <table:table-cell table:style-name="ce69" office:value-type="float" office:value="112828" calcext:value-type="float">
            <text:p>112828</text:p>
          </table:table-cell>
          <table:table-cell table:style-name="ce27" table:formula="of:=100*([.D31]-[.V31])/[.D31]" office:value-type="float" office:value="1.35515571176275" calcext:value-type="float">
            <text:p>1,36</text:p>
          </table:table-cell>
          <table:table-cell table:style-name="ce69" office:value-type="float" office:value="5534.4979763031" calcext:value-type="float">
            <text:p>5534,4979763031</text:p>
          </table:table-cell>
          <table:table-cell/>
          <table:table-cell table:style-name="ce10"/>
          <table:table-cell table:number-columns-repeated="998"/>
        </table:table-row>
        <table:table-row table:style-name="ro2">
          <table:table-cell table:style-name="ce4" office:value-type="string" calcext:value-type="string">
            <text:p>MDG-a_39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201" calcext:value-type="float">
            <text:p>114201</text:p>
          </table:table-cell>
          <table:table-cell table:style-name="ce7"/>
          <table:table-cell table:style-name="ce21" office:value-type="string" calcext:value-type="string">
            <text:p>MDG-a_39_n2000_m200</text:p>
          </table:table-cell>
          <table:table-cell table:style-name="ce25" office:value-type="float" office:value="112283" calcext:value-type="float">
            <text:p>112283</text:p>
          </table:table-cell>
          <table:table-cell table:style-name="ce27" table:formula="of:=100*([.D32]-[.G32])/[.D32]" office:value-type="float" office:value="1.67949492561361" calcext:value-type="float">
            <text:p>1,68</text:p>
          </table:table-cell>
          <table:table-cell table:style-name="ce69" office:value-type="float" office:value="10.080099105835" calcext:value-type="float">
            <text:p>10,080099105835</text:p>
          </table:table-cell>
          <table:table-cell table:number-columns-repeated="3"/>
          <table:table-cell table:style-name="ce21" office:value-type="string" calcext:value-type="string">
            <text:p>MDG-a_39_n2000_m200</text:p>
          </table:table-cell>
          <table:table-cell table:style-name="ce25" office:value-type="float" office:value="112837" calcext:value-type="float">
            <text:p>112837</text:p>
          </table:table-cell>
          <table:table-cell table:style-name="ce27" table:formula="of:=100*([.D32]-[.N32])/[.D32]" office:value-type="float" office:value="1.19438533813189" calcext:value-type="float">
            <text:p>1,19</text:p>
          </table:table-cell>
          <table:table-cell table:style-name="ce69" office:value-type="float" office:value="7795.49098014832" calcext:value-type="float">
            <text:p>7795,49098014832</text:p>
          </table:table-cell>
          <table:table-cell/>
          <table:table-cell table:style-name="ce10"/>
          <table:table-cell table:number-columns-repeated="2"/>
          <table:table-cell table:style-name="ce21" office:value-type="string" calcext:value-type="string">
            <text:p>MDG-a_39_n2000_m200</text:p>
          </table:table-cell>
          <table:table-cell table:style-name="ce69" office:value-type="float" office:value="112699" calcext:value-type="float">
            <text:p>112699</text:p>
          </table:table-cell>
          <table:table-cell table:style-name="ce27" table:formula="of:=100*([.D32]-[.V32])/[.D32]" office:value-type="float" office:value="1.31522491046488" calcext:value-type="float">
            <text:p>1,32</text:p>
          </table:table-cell>
          <table:table-cell table:style-name="ce69" office:value-type="float" office:value="5662.83416748047" calcext:value-type="float">
            <text:p>5662,83416748047</text:p>
          </table:table-cell>
          <table:table-cell/>
          <table:table-cell table:style-name="ce10"/>
          <table:table-cell table:number-columns-repeated="998"/>
        </table:table-row>
        <table:table-row table:style-name="ro2">
          <table:table-cell table:style-name="ce4" office:value-type="string" calcext:value-type="string">
            <text:p>MDG-a_40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191" calcext:value-type="float">
            <text:p>114191</text:p>
          </table:table-cell>
          <table:table-cell table:style-name="ce7"/>
          <table:table-cell table:style-name="ce21" office:value-type="string" calcext:value-type="string">
            <text:p>MDG-a_40_n2000_m200</text:p>
          </table:table-cell>
          <table:table-cell table:style-name="ce25" office:value-type="float" office:value="112709" calcext:value-type="float">
            <text:p>112709</text:p>
          </table:table-cell>
          <table:table-cell table:style-name="ce27" table:formula="of:=100*([.D33]-[.G33])/[.D33]" office:value-type="float" office:value="1.29782557294358" calcext:value-type="float">
            <text:p>1,30</text:p>
          </table:table-cell>
          <table:table-cell table:style-name="ce69" office:value-type="float" office:value="9.87315177917481" calcext:value-type="float">
            <text:p>9,87315177917481</text:p>
          </table:table-cell>
          <table:table-cell table:number-columns-repeated="3"/>
          <table:table-cell table:style-name="ce21" office:value-type="string" calcext:value-type="string">
            <text:p>MDG-a_40_n2000_m200</text:p>
          </table:table-cell>
          <table:table-cell table:style-name="ce25" office:value-type="float" office:value="113122" calcext:value-type="float">
            <text:p>113122</text:p>
          </table:table-cell>
          <table:table-cell table:style-name="ce27" table:formula="of:=100*([.D33]-[.N33])/[.D33]" office:value-type="float" office:value="0.93615083500451" calcext:value-type="float">
            <text:p>0,94</text:p>
          </table:table-cell>
          <table:table-cell table:style-name="ce69" office:value-type="float" office:value="7768.96190643311" calcext:value-type="float">
            <text:p>7768,96190643311</text:p>
          </table:table-cell>
          <table:table-cell/>
          <table:table-cell table:style-name="ce10"/>
          <table:table-cell table:number-columns-repeated="2"/>
          <table:table-cell table:style-name="ce21" office:value-type="string" calcext:value-type="string">
            <text:p>MDG-a_40_n2000_m200</text:p>
          </table:table-cell>
          <table:table-cell table:style-name="ce69" office:value-type="float" office:value="112823" calcext:value-type="float">
            <text:p>112823</text:p>
          </table:table-cell>
          <table:table-cell table:style-name="ce27" table:formula="of:=100*([.D33]-[.V33])/[.D33]" office:value-type="float" office:value="1.1979928365633" calcext:value-type="float">
            <text:p>1,20</text:p>
          </table:table-cell>
          <table:table-cell table:style-name="ce69" office:value-type="float" office:value="5412.70279884338" calcext:value-type="float">
            <text:p>5412,70279884338</text:p>
          </table:table-cell>
          <table:table-cell/>
          <table:table-cell table:style-name="ce10"/>
          <table:table-cell table:number-columns-repeated="998"/>
        </table:table-row>
        <table:table-row table:style-name="ro3">
          <table:table-cell table:style-name="ce5"/>
          <table:table-cell table:style-name="ce14" table:number-columns-repeated="3"/>
          <table:table-cell table:style-name="ce7"/>
          <table:table-cell table:style-name="ce2" table:number-columns-repeated="4"/>
          <table:table-cell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7"/>
          <table:table-cell table:style-name="ce8"/>
          <table:table-cell table:style-name="ce26"/>
          <table:table-cell table:style-name="ce15"/>
          <table:table-cell table:style-name="ce31"/>
          <table:table-cell table:number-columns-repeated="1015"/>
        </table:table-row>
        <table:table-row table:style-name="ro1">
          <table:table-cell table:style-name="ce6"/>
          <table:table-cell table:style-name="ce11" table:number-columns-repeated="2"/>
          <table:table-cell table:style-name="ce15"/>
          <table:table-cell table:style-name="ce2"/>
          <table:table-cell table:style-name="ce8"/>
          <table:table-cell table:style-name="ce15" table:number-columns-repeated="2"/>
          <table:table-cell table:style-name="ce16"/>
          <table:table-cell table:style-name="ce36" table:number-columns-repeated="2"/>
          <table:table-cell table:style-name="ce42"/>
          <table:table-cell table:number-columns-repeated="1012"/>
        </table:table-row>
        <table:table-row table:style-name="ro3">
          <table:table-cell table:style-name="ce5"/>
          <table:table-cell table:style-name="ce14"/>
          <table:table-cell table:style-name="Default"/>
          <table:table-cell table:style-name="ce14"/>
          <table:table-cell table:style-name="ce7"/>
          <table:table-cell table:number-columns-repeated="1019"/>
        </table:table-row>
        <table:table-row table:style-name="ro4">
          <table:table-cell table:style-name="ce7" table:number-columns-repeated="2"/>
          <table:table-cell table:style-name="Default"/>
          <table:table-cell table:style-name="ce7" table:number-columns-repeated="2"/>
          <table:table-cell table:number-columns-repeated="1019"/>
        </table:table-row>
        <table:table-row table:style-name="ro3" table:number-rows-repeated="3">
          <table:table-cell table:style-name="ce5"/>
          <table:table-cell table:style-name="ce14"/>
          <table:table-cell table:style-name="Default"/>
          <table:table-cell table:style-name="ce14"/>
          <table:table-cell table:style-name="ce7"/>
          <table:table-cell table:number-columns-repeated="1019"/>
        </table:table-row>
        <table:table-row table:style-name="ro1">
          <table:table-cell table:style-name="ce6"/>
          <table:table-cell table:style-name="ce11"/>
          <table:table-cell table:style-name="Default"/>
          <table:table-cell table:style-name="ce15"/>
          <table:table-cell table:style-name="ce2"/>
          <table:table-cell table:number-columns-repeated="4"/>
          <table:table-cell table:style-name="ce36" table:number-columns-repeated="2"/>
          <table:table-cell table:style-name="ce42"/>
          <table:table-cell table:number-columns-repeated="1012"/>
        </table:table-row>
        <table:table-row table:style-name="ro3">
          <table:table-cell table:style-name="ce5"/>
          <table:table-cell table:style-name="ce14"/>
          <table:table-cell table:style-name="Default"/>
          <table:table-cell table:style-name="ce14"/>
          <table:table-cell table:style-name="ce7"/>
          <table:table-cell table:number-columns-repeated="1019"/>
        </table:table-row>
        <table:table-row table:style-name="ro3">
          <table:table-cell table:style-name="ce2"/>
          <table:table-cell table:style-name="ce12"/>
          <table:table-cell table:style-name="Default"/>
          <table:table-cell table:style-name="ce12"/>
          <table:table-cell table:style-name="ce2" table:number-columns-repeated="8"/>
          <table:table-cell table:number-columns-repeated="1012"/>
        </table:table-row>
        <table:table-row table:style-name="ro3">
          <table:table-cell table:style-name="ce8"/>
          <table:table-cell table:style-name="ce15"/>
          <table:table-cell table:style-name="Default"/>
          <table:table-cell table:style-name="ce16"/>
          <table:table-cell table:style-name="ce7"/>
          <table:table-cell table:style-name="ce8"/>
          <table:table-cell table:style-name="ce26"/>
          <table:table-cell table:style-name="ce15"/>
          <table:table-cell table:style-name="ce31"/>
          <table:table-cell table:number-columns-repeated="1015"/>
        </table:table-row>
        <table:table-row table:style-name="ro3">
          <table:table-cell table:style-name="ce9"/>
          <table:table-cell table:style-name="ce16"/>
          <table:table-cell table:style-name="Default"/>
          <table:table-cell table:style-name="ce16"/>
          <table:table-cell table:style-name="ce7"/>
          <table:table-cell table:style-name="ce8"/>
          <table:table-cell table:style-name="ce15" table:number-columns-repeated="2"/>
          <table:table-cell table:style-name="ce16"/>
          <table:table-cell table:number-columns-repeated="1015"/>
        </table:table-row>
        <table:table-row table:style-name="ro4" table:number-rows-repeated="30">
          <table:table-cell table:number-columns-repeated="2"/>
          <table:table-cell table:style-name="Default"/>
          <table:table-cell table:number-columns-repeated="1021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5:10:35.090602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Oscar</meta:initial-creator>
    <meta:creation-date>2013-02-26T00:11:28</meta:creation-date>
    <dc:date>2020-03-23T18:08:09.347637623</dc:date>
    <meta:editing-duration>PT48M19S</meta:editing-duration>
    <meta:editing-cycles>4</meta:editing-cycles>
    <meta:generator>LibreOffice/6.3.5.2$Linux_X86_64 LibreOffice_project/30$Build-2</meta:generator>
    <meta:document-statistic meta:table-count="1" meta:cell-count="513" meta:object-count="0"/>
    <meta:user-defined meta:name="qrichtext">1</meta:user-defined>
  </office:meta>
</office:document-meta>
</file>